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P1" style:family="paragraph" style:parent-style-name="Text_20_body">
      <style:text-properties officeooo:rsid="001e4a80" officeooo:paragraph-rsid="001e4a80"/>
    </style:style>
    <style:style style:name="P2" style:family="paragraph" style:parent-style-name="Text_20_body">
      <style:text-properties officeooo:rsid="001e84c9" officeooo:paragraph-rsid="001e84c9"/>
    </style:style>
    <style:style style:name="P3" style:family="paragraph" style:parent-style-name="Text_20_body">
      <style:text-properties officeooo:rsid="001f753c" officeooo:paragraph-rsid="001f753c"/>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officeooo:rsid="001f753c" officeooo:paragraph-rsid="001f753c"/>
    </style:style>
    <style:style style:name="P8" style:family="paragraph" style:parent-style-name="Text_20_body">
      <style:text-properties officeooo:rsid="00207aa3" officeooo:paragraph-rsid="00207aa3"/>
    </style:style>
    <style:style style:name="P9" style:family="paragraph" style:parent-style-name="Text_20_body">
      <style:text-properties officeooo:rsid="0021683a" officeooo:paragraph-rsid="0021683a"/>
    </style:style>
    <style:style style:name="P10" style:family="paragraph" style:parent-style-name="Heading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1e84c9"/>
    </style:style>
    <style:style style:name="T4" style:family="text">
      <style:text-properties officeooo:rsid="001fa9a2"/>
    </style:style>
    <style:style style:name="T5" style:family="text">
      <style:text-properties officeooo:rsid="0021683a"/>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Arduino 101 continuous weight scale Project Diary</text:h>
      <text:p text:style-name="Standard">Brad Needham</text:p>
      <text:p text:style-name="Standard">Begun April 3, 2016</text:p>
      <text:p text:style-name="Standard">Project blog at <text:a xlink:type="simple" xlink:href="https://needhamia.com/?p=661" office:target-frame-name="_top" xlink:show="replace">https://needhamia.com/?p=661</text:a></text:p>
      <text:p text:style-name="Standard">@bneedhamia <text:span text:style-name="T5">on Twitter</text:span></text:p>
      <text:p text:style-name="Standard"/>
      <text:h text:style-name="Heading_20_2" text:outline-level="2">Summary</text:h>
      <text:p text:style-name="Text_20_body">I want to automatically weigh our dog every night while she sleeps in her bed. I plan to send the weight via the Arduino 101 (Curie) BLE (Bluetooth Low Energy) radio. Eventually I want to build an Edison or Pi BLE gateway that will use WiFi to send the measured weight to a cloud such as Sparkfun's data server.</text:p>
      <text:p text:style-name="Text_20_body">I plan to create a scale that is large enough to put our dog's bed on. <text:s/>By continuously reading the weight, the Arduino Sketch can tell when the dog is in the bed, and weigh only when she's been in bed, at rest, for a while.</text:p>
      <text:h text:style-name="Heading_20_2" text:outline-level="2">Status</text:h>
      <text:p text:style-name="Text_20_body">The <text:span text:style-name="T5">second version hardware is complete and a little bit of the code. I'm ready to swap out the Arduino Uno for an Arduino 101.</text:span></text:p>
      <text:p text:style-name="Text_20_body">A MakeZine article about continuously weighing a beehive sounds like a similar project: <text:a xlink:type="simple" xlink:href="http://makezine.com/projects/bees-sensors-monitor-hive-health/" office:target-frame-name="_top" xlink:show="replace">http://makezine.com/projects/bees-sensors-monitor-hive-health/</text:a>. It uses <text:a xlink:type="simple" xlink:href="https://data.sparkfun.com/" office:target-frame-name="_top" xlink:show="replace">https://data.sparkfun.com/</text:a> to store its data and make it available to everyone for analysis.</text:p>
      <text:h text:style-name="Heading_20_2" text:outline-level="2">April 3, 2016 – Initial design, cut bottom plywood circle</text:h>
      <text:p text:style-name="Text_20_body">I'm assuming a few things to make this possible:</text:p>
      <text:list xml:id="list8345213430175677313" text:style-name="L1">
        <text:list-item>
          <text:p text:style-name="P4">Her bed is a good place to weigh her. I suppose I could put the scale under her crate, but she spends more time in her bed than in her crate.</text:p>
        </text:list-item>
        <text:list-item>
          <text:p text:style-name="P4">She usually doesn't take toys or other animals to bed, so the maximum minus minimum weight will be her true weight. <text:s/>If she brought things into her bed, the weight measure would be complicated.</text:p>
        </text:list-item>
        <text:list-item>
          <text:p text:style-name="P4">Even though she moves around the room in the night, she spends at least a few minutes asleep in her bed every night, so that's a good time to weigh her.</text:p>
        </text:list-item>
        <text:list-item>
          <text:p text:style-name="P4">Although she sometimes sleeps with her head hanging over the edge of the bed, it never touches the floor. <text:s/>If it did, I wouldn't get a good weight reading.</text:p>
        </text:list-item>
        <text:list-item>
          <text:p text:style-name="P4">I'll have to see whether her bed cover touches the floor. <text:s/>I'm assuming it doesn't.</text:p>
        </text:list-item>
      </text:list>
      <text:p text:style-name="Text_20_body">I've ordered and received parts from Sparkfun (see BillOfMaterials.ods). <text:s/>Helpfully, Sparkfun sells a pair of boards that take most of the work out of the electronics. <text:s/>Also, each load sensor has a maximum <text:soft-page-break/>reading of 50Kg. <text:s/>That's over 110 lbs, which is over 2 times the weight of our dog. <text:s/>Since there are 4 sensors, which will split the load depending on where the center of gravity is, it seems nicely over-designed to support her weight.</text:p>
      <text:p text:style-name="Text_20_body">I plan to buy two sheets of plywood: one for the base, that will contain the load sensors and electronics, and one that will sit on top of the load sensors.</text:p>
      <text:p text:style-name="Text_20_body">The challenge at this point is to design the mechanical parts.</text:p>
      <text:list xml:id="list5508691752537426683" text:style-name="L2">
        <text:list-item>
          <text:p text:style-name="P5">Each load sensor needs to be supported only on its outside arms; the center arm must be free to bend – that arm is where the strain sensor is attached.</text:p>
        </text:list-item>
        <text:list-item>
          <text:p text:style-name="P5">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5">To prevent the top piece from slipping off when bumped, I'm thinking of attaching sides to it, so that the top piece is sort of a wooden box lid with sides that go down to part of the lower part.</text:p>
        </text:list-item>
        <text:list-item>
          <text:p text:style-name="P5">The wires that come attached to the load sensors are likely too short, so I'll need to solder-and-heat-shrink some longer wires to them. <text:s/>I'm a little concerned that long wires may pick up electrical noise that may make it difficult to make an accurate reading. <text:s/>Perhaps I can move the load sensors somewhere between the corners of the bottom board and the center, and not have to add extra wire.</text:p>
        </text:list-item>
      </text:list>
      <text:p text:style-name="Text_20_body">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Text_20_body">I worried for a moment that all of the dog, bed, and covers must be inside the rectangle defined by the load sensors, but now I don't think that's true: it doesn't matter to the weight measurement where the weight is, as long as the center of gravity is within the rectangle.</text:p>
      <text:p text:style-name="Text_20_body">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Text_20_body">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Text_20_body">Bought 2 sheets of 4'x4'x3/4” plywood. <text:s/>1/2” seemed to flex too much; 3/4” didn't flex with the weight I'm planning on.</text:p>
      <text:p text:style-name="Text_20_body">Using a beam compass I'd purchased a long time ago, I drew a 41” diameter circle on the first plywood <text:soft-page-break/>sheet, then cut it with a jig saw.</text:p>
      <text:h text:style-name="Heading_20_2" text:outline-level="2">April 5, 2016 – solder wire extensions</text:h>
      <text:p text:style-name="Text_20_body">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Text_20_body">I soldered headers on all the pins of the Load Combinator board and the Load Cell Amplifier board. <text:s/>I did this instead of soldering the wires directly to make it easy to correct wiring errors and to replace a failed part.</text:p>
      <text:p text:style-name="Text_20_body">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Text_20_body">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Text_20_body">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Text_20_body">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Text_20_body">I also test layed out the parts on the bottom circle of plywood. <text:s/>Everything looks good. <text:s/>I'm still a bit puzzled about how to keep the load sensors from slipping without epoxying them down.</text:p>
      <text:h text:style-name="Heading_20_2" text:outline-level="2">April 9, 2016 – design a preliminary support block</text:h>
      <text:p text:style-name="Text_20_body">I measured the dimensions of the load sensor, documented them in the Mechanical Notes file, and <text:soft-page-break/>worked out the preliminary design of the block that will support the load sensor and keep the top piece of plywood from pressing on the circuitry (which is rather thick because of the connectors). This preliminary block will allow me to test the rest of the circuit while I think about a more permanent design that will keep the load sensors from slipping over time.</text:p>
      <text:h text:style-name="Heading_20_2" text:outline-level="2">April 10, 2016 – Assemble and test the scale, discover a problem</text:h>
      <text:p text:style-name="Text_20_body">Today was a second day of woodworking: I cut the top circular piece of plywood; drilled mounting holes for the Combinator board, the Load Cell Amplifier board, and the Arduino; counterbored holes in the bottom of the plywood base so the board nuts can connect; cut out blocks to support the load sensors (with nothing to hold them in place yet); assembled the whole thing and turned it on.</text:p>
      <text:p text:style-name="Text_20_body">The great news is that it seems to work, and seems to be wired correctly!</text:p>
      <text:p text:style-name="Text_20_body">I did a few tests using the Sparkfun HX711 examples, and found a few things:</text:p>
      <text:list xml:id="list7031879626279375380" text:style-name="L3">
        <text:list-item>
          <text:p text:style-name="P6">The HX711 library assumes a linear change in readings vs. weight (vs. say polynomial). <text:s/>Something is funny, because the code seems to scale the value differently depending on what 'zero' weight is on the scale. <text:s/>That suggests the sensors' values aren't linearly proportional to weight. <text:s/>I'll have to explore this more.</text:p>
        </text:list-item>
        <text:list-item>
          <text:p text:style-name="P6">The position of Pippa's center of gravity on the scale will produce different readings. <text:s/>This is a big problem, since Pippa often sleeps with her head hanging over the edge of her bed.</text:p>
        </text:list-item>
      </text:list>
      <text:p text:style-name="Text_20_body">Moving a 15 pound weight from the center to the 4 corners (right above each of the 4 load sensors) gave readings that differed by 2/3 pound. <text:s/>This tells me the load sensors don't all have the same calibration factor, or perhaps aren't wired identically. <text:s/>This isn't surprising, since each load sensor is labeled with a different calibration factor. <text:s/>This means that as Pippa moves around in bed, the scale will produce different (incorrect) values. <text:s/>I have to explore this more once I get the basic scale calibrated and working properly.</text:p>
      <text:p text:style-name="Text_20_body">I'm so happy I connected everything with connectors rather than soldering it together, because it looks like I'll need to change the circuit 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Text_20_body">It was very easy to use the HX711 library to read and calibrate the scale. I'm impressed.</text:p>
      <text:p text:style-name="Text_20_body">I did a series of measurements to calibrate the scale, then to test how accurate it was. <text:s/>These numbers convinced me to redesign the scale to <text:span text:style-name="Default_20_Paragraph_20_Font"><text:span text:style-name="T1">use a separate Load Cell Amplifier for each Load Sensor</text:span></text:span>, so I can calibrate out the differences among them, and as a side benefit, calculate Pippa's center of gravity as she flops about in her bed.</text:p>
      <text:p text:style-name="Text_20_body">I ordered 3 more Load Cell Amplifiers, checked that I have plenty of the right resistors to build a Wheatstone bridge for each Load Sensor, and ordered a Raspberry Pi to be my BLE to Cloud gateway.</text:p>
      <text:p text:style-name="Text_20_body"><text:soft-page-break/>By the way, as I was writing this, Pippa decided to lay down on the scale. <text:s/>The reported weight is 44.3 lbs, which may be about 1 pound high or low.</text:p>
      <text:h text:style-name="Heading_20_2" text:outline-level="2">April 15, 2016 – how to hold the sensors; ordering parts</text:h>
      <text:p text:style-name="Text_20_body">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Text_20_body">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Text_20_body">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Text_20_body">ProjectMath.odp now describes how to choose resistors for wiring up a single Load Sensor to a Load Cell Amplifier, and describes how to calibrate the 4 independent Load Sensors, and how to calculate the weight and center of gravity when the scale is running.</text:p>
      <text:p text:style-name="Text_20_body">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Text_20_body">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Text_20_body">Oops: I now realize that the weight and center of gravity includes the bed and bed cover. <text:s/>So we'll know Pippa's weight and location only to the extent that we know the location and weight of the bed and bed cover. <text:s/>The moving of the bed and covers will change our reading of Pippa's weight (somewhat). <text:s/>Maybe a bed isn't the best place to measure her weight. <text:s/>Maybe I could just make a short table for her to lie on in the living room with us.</text:p>
      <text:h text:style-name="Heading_20_2" text:outline-level="2"><text:soft-page-break/>April 19, 2016 – Rewriting the calculation of center of gravity</text:h>
      <text:p text:style-name="Text_20_body">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Text_20_body">I marked and drilled a hole in the Center of Gravity of the top plywood circle. <text:s/>Later I can use this mark to center the top plywood circle over the center of the rectangle formed by the four Load Sensors.</text:p>
      <text:p text:style-name="Text_20_body">The electronic parts have come in, so now I get to rebuild the circuit, using a breadboard instead of the Sparkfun Load Sensor Combinator Board.</text:p>
      <text:h text:style-name="Heading_20_2" text:outline-level="2">April 20, 2016 – Load Sensor holder Fail</text:h>
      <text:p text:style-name="Text_20_body">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Text_20_body">That was the theory.</text:p>
      <text:p text:style-name="Text_20_body">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Text_20_body">So I'm back to ignoring the problem of how to keep the Load Sensors from slipping for now, while I work on the circuit.</text:p>
      <text:h text:style-name="Heading_20_2" text:outline-level="2">April 21, 2016 – Working out the Load Sensor circuit</text:h>
      <text:p text:style-name="Text_20_body">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Text_20_body">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Table_20_Heading">Wires</text:p>
            </table:table-cell>
            <table:table-cell table:style-name="Table1.A1" office:value-type="string">
              <text:p text:style-name="Table_20_Heading">Unloaded Resistance</text:p>
            </table:table-cell>
            <table:table-cell table:style-name="Table1.C1" office:value-type="string">
              <text:p text:style-name="Table_20_Heading">Loaded Resistance</text:p>
            </table:table-cell>
          </table:table-row>
        </table:table-header-rows>
        <table:table-row>
          <table:table-cell table:style-name="Table1.A2" office:value-type="string">
            <text:p text:style-name="Table_20_Contents">Black to Red</text:p>
          </table:table-cell>
          <table:table-cell table:style-name="Table1.A2" office:value-type="string">
            <text:p text:style-name="Table_20_Contents">999 ohms</text:p>
          </table:table-cell>
          <table:table-cell table:style-name="Table1.C2" office:value-type="string">
            <text:p text:style-name="Table_20_Contents">998 ohms (resistance went down)</text:p>
          </table:table-cell>
        </table:table-row>
        <table:table-row>
          <table:table-cell table:style-name="Table1.A2" office:value-type="string">
            <text:p text:style-name="Table_20_Contents">Black to White</text:p>
          </table:table-cell>
          <table:table-cell table:style-name="Table1.A2" office:value-type="string">
            <text:p text:style-name="Table_20_Contents">1,998 ohms</text:p>
          </table:table-cell>
          <table:table-cell table:style-name="Table1.C2" office:value-type="string">
            <text:p text:style-name="Table_20_Contents">ignored</text:p>
          </table:table-cell>
        </table:table-row>
        <table:table-row>
          <table:table-cell table:style-name="Table1.A2" office:value-type="string">
            <text:p text:style-name="Table_20_Contents">White to Red</text:p>
          </table:table-cell>
          <table:table-cell table:style-name="Table1.A2" office:value-type="string">
            <text:p text:style-name="Table_20_Contents">999 ohms</text:p>
          </table:table-cell>
          <table:table-cell table:style-name="Table1.C2" office:value-type="string">
            <text:p text:style-name="Table_20_Contents">999 ohms (unchanged)</text:p>
          </table:table-cell>
        </table:table-row>
      </table:table>
      <text:p text:style-name="Text_20_body"/>
      <text:p text:style-name="Text_20_body">So the schematic should be: <text:s/>E+ --- Black ---- Red (to S+) --- White --- E-</text:p>
      <text:p text:style-name="Text_20_body">As pressure is put on the Load Sensor, the Black-to-Red resistance should drop, which will cause the <text:soft-page-break/>voltage at S+ to increase.</text:p>
      <text:p text:style-name="Text_20_body">Next I want to 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p>
      <text:p text:style-name="Text_20_body">Created a Fritzing diagram of one Load Sensor's Wheatstone Bridge and connection to its Load Cell Amplifier.</text:p>
      <text:h text:style-name="Heading_20_2" text:outline-level="2">April 24, 2016 – tried the circuit for one Load Sensor</text:h>
      <text:p text:style-name="Text_20_body">I built out the circuit in the Fritzing diagram – that of one Load Sensor connected to one Load Cell Amplifier – and tested (and corrected) it.</text:p>
      <text:p text:style-name="Text_20_body">Then I started testing different 1Kohm, 0.1% resistors. I want to find a pair that are well matched. <text:s/>That is, a pair that when used in the circuit produce a zero-load offset that isn't large.</text:p>
      <text:p text:style-name="Text_20_body">I made many measurements, of the value of 0V (S+ connected to S-, with no external 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Text_20_body">With no external resistors in the circuit (just the Load Sensor) and with S+ connected directly to S-, there should be a zero voltage at the ADC. <text:s/><text:span text:style-name="Default_20_Paragraph_20_Font"><text:span text:style-name="T1">The value I read for 0Vis 5720</text:span></text:span>. This makes a lot more sense than the much larger numbers I was reading when using the wrong call.</text:p>
      <text:p text:style-name="Text_20_body">I also double-checked the circuit: that when I press on the Load Sensor (when external resistors R1 and R2 are in the circuit), the ADC value increases.</text:p>
      <text:p text:style-name="Text_20_body">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Text_20_body">I've built the circuit on a solderless breadboard. <text:s/>I noticed that wiggling the various connections produced ADC values that varied by 10,000 or so. <text:s/>So I plan to move the circuit to a soldered circuit before I finish.</text:p>
      <text:p text:style-name="Text_20_body">I started building the circuit for the second Load Sensor.</text:p>
      <text:h text:style-name="Heading_20_2" text:outline-level="2">April 26, 2016 – Built the second Load Sensor circuit</text:h>
      <text:p text:style-name="Text_20_body">I re-layed-out the circuit so all four channels would fit on a half-sized proto board.</text:p>
      <text:p text:style-name="Text_20_body">I re-tested the first Load Sensor. <text:s/>It seemed ok. <text:s/>I then built the second Load Sensor and Amplifier circuit, then picked two 1k 0.1% resistors in the same way I did for the first Load Sensor.</text:p>
      <text:h text:style-name="Heading_20_2" text:outline-level="2"><text:soft-page-break/>April 27, 2016 – Built the third Load Sensor circuit</text:h>
      <text:p text:style-name="Text_20_body">I started using connectors to connect the power and Arduino pins, so that no long wires will be soldered to the proto board (once I switch to protoboard).</text:p>
      <text:p text:style-name="Text_20_body">I ran into a few problems with the circuit not reading zero volts properly, then found it was reading the wrong Load Cell Amplifier. <text:s/>I'd forgotten to re-download the Sketch after I switched the code to read from the 3<text:span text:style-name="Default_20_Paragraph_20_Font"><text:span text:style-name="T2">rd</text:span></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Text_20_body">I finished finding the resistor pair for the 3<text:span text:style-name="Default_20_Paragraph_20_Font"><text:span text:style-name="T2">rd</text:span></text:span> of 4 Load Sensor circuits, then built most of the 4<text:span text:style-name="Default_20_Paragraph_20_Font"><text:span text:style-name="T2">th</text:span></text:span> Load Sensor circuit.</text:p>
      <text:p text:style-name="Text_20_body">Frustratingly, I seem to have run out of 4-position Molex connectors. <text:s/>I know I ordered and received 25 of them recently, but I seem to have put them in a “good place” - that is, somewhere that made perfect sense at the time, but that I can't seem to find now. <text:s/>They're hiding along with 25 5-position Molex connectors.</text:p>
      <text:p text:style-name="Text_20_body">I do have a bad habit of leaving parts in random Sparkfun cardboard boxes. <text:s/>I expect the parts will turn up sooner than new ones would, but it's still frustrating.</text:p>
      <text:p text:style-name="Text_20_body">(...later, after a shakedown of my workspace...) HA! <text:s/>I had indeed put the missing parts in a random Sparkfun box, with a bunch of random parts.</text:p>
      <text:p text:style-name="Text_20_body">Finished wiring the last Load Sensor circuit, and started testing resistor pairs for it.</text:p>
      <text:h text:style-name="Heading_20_2" text:outline-level="2">April 29, 2016 – Soldered one Load Sensor Circuit</text:h>
      <text:p text:style-name="Text_20_body">I transferred the Upper-Left Load Sensor Circuit (along with the matched load sensor and amplifier) to a Sparkfun PTH-protoboard-30 to keep the behavior of the circuit more stable. <text:s/>Interestingly, the soldered version of the circuit shows a zero-load offset Amplifier output of 45939 compared to the breadboard value of -2081. <text:s/>That change makes it almost pointless to try to find closely matched resistors, if the value will change that much when the circuit is soldered together.</text:p>
      <text:p text:style-name="Text_20_body">I also noticed that I can get an idea of how closely matched or unmatched a Load Sensor's resistors are based on the Amplifier value when using R3 and R4 vs. when those two resistors are swapped. <text:s/>Suppose I have two resistors, A and B. <text:s/>Measure the amplifier output value when A is R3 and B is R4. Call that Va. <text:s/>Swap the resistors, so that B is R3 and A is R4, then measure the output. <text:s/>Call that Vb. <text:s/>It turns out that the mean of those numbers, (Va + Vb)/2, is what the amplifier output would be if A exactly matched B. <text:s/>That value gives you an idea of how closely matched the corresponding Load Sensor's resistors are.</text:p>
      <text:h text:style-name="Heading_20_2" text:outline-level="2">April 30, 2016 – Soldered the rest; making connectors and testing</text:h>
      <text:p text:style-name="Text_20_body">I picked a resistor pair for the last Load Sensor circuit, then transferred the whole circuit to the <text:soft-page-break/>Protoboard. <text:s/>I made connectors and tested the Upper Left, Lower Left, and Upper Right Load Sensor/Amplifier circuits. <text:s/>One big surprise is that the soldered circuit has a very different zero-load reading than the breadboarded circuit. <text:s/>This difference makes the searching for matching resistors that I did above sort of pointless, but the numbers still look good.</text:p>
      <text:p text:style-name="Text_20_body">I did have a worry when the Upper Right circuit didn't seem to be working. <text:s/>I read about 5000 units from the Load Cell Amplifier, regardless of the pressure I put on the corresponding Load Sensor. After a little debugging, I found the Vcc wire in the connector from the Load Cell Amplifier to the Protoboard was broken. <text:s/>I replaced that wire and all was well.</text:p>
      <text:h text:style-name="Heading_20_2" text:outline-level="2">May 1, 2016 – Finished protoboard and connectors</text:h>
      <text:p text:style-name="Text_20_body">I finished moving the circuit to the Protoboard, then drilled and routed (counterbored) holes for the bolts that will hold the boards onto the bottom plywood circle. <text:s/>Unfortunately, I found the 3/4” bolts I ordered are too short.</text:p>
      <text:h text:style-name="Heading_20_2" text:outline-level="2">May 2, 2016 – Finished assembly (except for holding down load sensors)</text:h>
      <text:p text:style-name="Text_20_body">I tried using 1” bolts to mount the circuit boards to the bottom plywood piece, but they were too long. <text:s/>I tried adding 1/4” spacers, but then I have essentially 3/4” bolts, which are too short. <text:s/>So I need to counterbore the holes a little deeper. <text:s/>I'm a little concerned this may weaken the plywood, but I don't think it will.</text:p>
      <text:p text:style-name="Text_20_body">I need to find a router bit that can counterbore. <text:s/>The one I have doesn't cut in the center disk of the bit, limiting the bore depth to much more shallow than I need.</text:p>
      <text:p text:style-name="Text_20_body">I assembled the boards using 1” screws, just to get the whole thing together for initial testing. <text:s/>These bolts protrude a bit out of the plywood bottom, but since the scale is on carpet this isn't a big problem.</text:p>
      <text:p text:style-name="Text_20_body">Did a touch of testing and calibration. It seems to be ok, with more noise than the initial, 1 Load Cell Amplifier circuit had – I'm not sure why that is.</text:p>
      <text:h text:style-name="Heading_20_2" text:outline-level="2">May 3, 2016 – Found a Forstner bit works; found creep</text:h>
      <text:p text:style-name="Text_20_body">I checked the router bit I'd used to counterbore the holes and found that its cutting edges don't go to the center: I pretty much wrecked that bit by forcing it down (it's pretty torn up).</text:p>
      <text:p text:style-name="Text_20_body">Took a 1/2” Forstner bit and test-fit it into the plunge router – it fit! Did a tidy 1/2” deep hole. <text:s/>So I get to disassemble the boards from the plywood, cut new counterbore holes, and reassemble the boards.</text:p>
      <text:p text:style-name="Text_20_body">Meanwhile, I did a rough calibration and found a few things: 1) all the weights creep some – when I calibrate for real I should let the weights sit on the scale for a day before reading the value, and 2) For some reason the 0 load values (no plywood top on the scale) are way off of expected values. <text:s/>That tells me that either I misweighed the plywood top or that the 0-weight values hadn't settled before I measured. <text:s/>Rechecking those numbers, it looks like I didn't let the values settle – so I need to even let the zero-weight scale sit for a day before reading the values.</text:p>
      <text:p text:style-name="Text_20_body">Interestingly, ignoring the zero-weight case, the Load Sensors seem relatively linear. <text:s/>I had expected a <text:soft-page-break/>polynomial/exponential curve to their output, but at least up to 44 lbs it doesn't appear.</text:p>
      <text:p text:style-name="Text_20_body">Shopped a bit for barbell weight plates for calibration. <text:s/>Found “Gold's Gym 50 lb Olympic Plate Set” for $64 on Amazon (though shipping must be expensive). <text:s/>I bet that's the sort of thing I could buy very cheaply at a second-hand store. <text:s/>...or I could borrow some.</text:p>
      <text:h text:style-name="Heading_20_2" text:outline-level="2">May 4, 2016 – Recut the counterbore holes</text:h>
      <text:p text:style-name="Text_20_body">Disassembled the boards from the plywood base and re-cut the counterbore holes to 1/4” deep using the Forstner bit – it worked great!</text:p>
      <text:h text:style-name="Heading_20_2" text:outline-level="2">May 5, 2016 – Designing the 3d printed holders for the Load Sensors</text:h>
      <text:p text:style-name="Text_20_body">I don’t know FreeCAD, but now’s the perfect time to learn. <text:s/>I found a nice tutorial: <text:a xlink:type="simple" xlink:href="http://www.freecadweb.org/wiki/index.php?title=Basic_Part_Design_Tutorial" office:target-frame-name="_top" xlink:show="replace">http://www.freecadweb.org/wiki/index.php?title=Basic_Part_Design_Tutorial</text:a>, and used those instructions to create the first of the two slabs that will make up the holder. <text:s/>I have a lot of work to do with this design before it’s ready to print.</text:p>
      <text:h text:style-name="Heading_20_2" text:outline-level="2">May 6, 2016 – First print!</text:h>
      <text:p text:style-name="Text_20_body">With a friend’s help, I printed the part I designed yesterday. <text:s/>The Toolchain is FreeCAD to Cura (<text:a xlink:type="simple" xlink:href="https://www.lulzbot.com/cura" office:target-frame-name="_top" xlink:show="replace">https://www.lulzbot.com/cura</text:a>) to print on a Lulzbot Taz 5. <text:s/>It worked! <text:s/>The fit to the Load Sensor is good.</text:p>
      <text:p text:style-name="Text_20_body">I redesigned the part to give the Load Sensor a little more freedom of movement, and added tabs on the top to hold down the Load Sensor. <text:s/>I had no luck creating countersink holes for the flat head, so for the moment I’ve left simple small holes for the shaft of the bolt.</text:p>
      <text:h text:style-name="Heading_20_2" text:outline-level="2">May 7, 2016 – First Print by myself!</text:h>
      <text:p text:style-name="Text_20_body">Today I managed to print the second revision of the Load Sensor holder all by myself – I’m so proud! I adjusted the thickness of the tabs to let the T part of the sensor bend more freely; corrected the size of the bolt head holes (it’s radius, not diameter), and added a pair of tabs to hold the sensor down.</text:p>
      <text:p text:style-name="Text_20_body">There’s clearly something I don’t understand about FreeCAD and Cura, because the working model was about my 5<text:span text:style-name="Default_20_Paragraph_20_Font"><text:span text:style-name="T2">th</text:span></text:span> attempt, each time starting from scratch. <text:s/>The main symptom is that whenever I use Pocket (drill a hole) in FreeCAD, Cura gets completely confused by the resulting model. <text:s/>I found hints that before exporting I should fuse all the components together to elminate redundant and internal edges, but didn’t have any luck (yet) finding how to do that. <text:s/>Luckily I could construct the holder using three layers that stack simply on top of each other. Cura seems happy with that.</text:p>
      <text:p text:style-name="Text_20_body">If this print works, I’ll be ready to print 3 more and be done printing. Sometime I’ll need to learn more about FreeCAD and Cura and how to print things with pockets, and learn how to make countersink holes in FreeCAD. For now I can do without these features.</text:p>
      <text:p text:style-name="Text_20_body">Another thing on my mind: I need to decide how to align the center of gravity of the plywood top with the center of the plywood bottom. <text:s/>Any misalignment will translate into calibration error, because the calibration center of gravity won’t be centered on the four Load Sensors.</text:p>
      <text:h text:style-name="Heading_20_2" text:outline-level="2"><text:soft-page-break/>May 6, 2016 – Mess with something enough and you’ll break it</text:h>
      <text:p text:style-name="Text_20_body">The latest Load Sensor holder looks fine, but it was a little wide for the block I plan to bolt it to. <text:s/>So I did just one more revision of the Load Sensor holder design, and it turned out great!</text:p>
      <text:p text:style-name="Text_20_body">So I jumped ahead to printing 4 of them at once… and had a printing catastrophe. <text:s/>The plastic wasn’t sticking to the bed. After just a few minutes of printing I had a sticky haywire mess of plastic, and canceled the print.</text:p>
      <text:p text:style-name="Text_20_body">In checking what went wrong, it looks like I accidentally set the fill ratio to 10%, which (for this printer and material at least) is too little.</text:p>
      <text:p text:style-name="Text_20_body">While the catastrophe was printing, I started designing a guide to help center the top plywood circle over the bottom one. <text:s/>My idea is to drive a nail into the center of the top plywood circle, and attach a plastic cone to the center of the bottom plywood circle. <text:s/>Then when it’s time to assemble the scale, I can get the top close to the center, then the nail-and-code guide should make it easy to slide the top plywood piece onto the bottom guide. <text:s/>The plywood top weight will still be held my the 4 Load Sensors, but the nail and cone should minimize the side-to-side slippage. <text:s/>We’ll see.</text:p>
      <text:p text:style-name="Text_20_body">The guide cone design eats plastic: because the cone is unsupported, Cura adds a thin support structure. <text:s/>But for a large cone like this, that support structure is significant: over 3 meters of filament to print.</text:p>
      <text:p text:style-name="Text_20_body">To sum up: 1) Good News: the Load Sensor holder design is finished, 2) Centering Guide design is in progress.</text:p>
      <text:h text:style-name="Heading_20_2" text:outline-level="2">May 10, 2016 – Assembled Scale Version 2</text:h>
      <text:p text:style-name="P1">I did the last of the woodworking to complete the scale, and assembled it.</text:p>
      <text:h text:style-name="Heading_20_2" text:outline-level="2">May 11, 2016 – Odd calibration results, <text:span text:style-name="T4">then not so odd</text:span></text:h>
      <text:p text:style-name="P1">I modified the Sketch to calculate Average and Standard Deviation for each Load Cell Amplifier so I wouldn't have to do it manually in a spreadsheet. <text:s/>Read out the statistics for a zero-load weight (not even the top plywood piece).</text:p>
      <text:p text:style-name="P1">I re-measured the weight of the top plywood circle by weighing myself, then myself holding the top plywood piece, on the bathroom scale. The reading was 18.7 lbs. Unfortunately, the last time I did the same measurement, the weight was 19.2 lbs = ½ lb difference. <text:s/>How can my scale be accurate if the 'calibrated' weights vary so much? <text:s/><text:span text:style-name="T4">I then</text:span> measured the weight of the top plywood circle using a luggage scale. <text:s/><text:span text:style-name="T3">8.5kg <text:s/>and 18.7 lbs, which agreed with the bathroom scale. <text:s text:c="2"/>Then I remembered the woodworking has removed wood since I last measured the top plywood cylinder – so the bathroom scale and luggage scale seem accurate enough after all.</text:span></text:p>
      <text:p text:style-name="P2">So I proceeded with a top plywood scale weight of 8.5kg.</text:p>
      <text:p text:style-name="P2">I (with <text:span text:style-name="T4">my wife</text:span>) laid the plywood top circle roughly in the center of the bottom part of the scale, then dropped the nail into the hole in the center of the top plywood circle and wiggled the top plywood circle about a bit until the nail dropped into the center of the centering guide – the centering guide <text:soft-page-break/>worked perfectly!</text:p>
      <text:p text:style-name="P3">I'll leave the plywood top on for a day or two before measuring its weight, to give the Load Sensors a chance to creep. <text:s/>I re-measured my weightlifting weights with the luggage scale: 6.8 kg and 2 weights of 2.2 kg each. <text:s/>The 2.2kg weights are substantially lighter than the 2.4kg <text:span text:style-name="T4">I </text:span>measured <text:span text:style-name="T4">a while ago – that's odd.</text:span></text:p>
      <text:p text:style-name="P3">So I think I'll have to eventually find some more accurate way of measuring my calibration weights. <text:s/>For now I'll use the luggage scale.</text:p>
      <text:h text:style-name="Heading_20_2" text:outline-level="2">May 12, 2016 – Starting to write the scale software</text:h>
      <text:p text:style-name="P8">I wrote the easy code to measure weight by summing the weight from each Load Cell Amplifier. <text:s/>Since Pippa was lying on the scale, For fun I plugged in the first-estimate scale and offset numbers for each Load Cell Amplifier. <text:s/>It reported 31.58 kg total weight on the scale. <text:s/>Subtracting the 8.5 kg weight of the top plywood circle gave me 50.9 lbs, which isn't a bad result for using very rough scale factors and a roughly 44 lb dog. <text:s/>That result should become better when Pippa leaves the scale and gives me a chance to calibrate it.</text:p>
      <text:p text:style-name="P9">Adding the center of gravity calculation was easy, because I had the formulas from my blog.</text:p>
      <text:h text:style-name="Heading_20_2" text:outline-level="2">Next steps:</text:h>
      <text:p text:style-name="Text_20_body">- <text:span text:style-name="T3">Finish and test the calibration</text:span>, taking creep (long term result change) into account.</text:p>
      <text:p text:style-name="Text_20_body">- <text:span text:style-name="T5">Replace the Arduino Uno with Arduino 101 so you can send the data via 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keyword>CTPClassification=CTP_NWR:VisualMarkings=</meta:keyword>
    <meta:creation-date>2016-04-03T11:38:00Z</meta:creation-date>
    <dc:date>2016-05-12T22:35:23.136354076</dc:date>
    <meta:editing-cycles>73</meta:editing-cycles>
    <meta:editing-duration>PT6H8M58S</meta:editing-duration>
    <meta:document-statistic meta:table-count="1" meta:image-count="0" meta:object-count="0" meta:page-count="12" meta:paragraph-count="167" meta:word-count="5766" meta:character-count="32056" meta:non-whitespace-character-count="26287"/>
    <meta:user-defined meta:name="CTPClassification">CTP_NWR</meta:user-defined>
    <meta:user-defined meta:name="CTP_BU">NA</meta:user-defined>
    <meta:user-defined meta:name="CTP_IDSID">NA</meta:user-defined>
    <meta:user-defined meta:name="CTP_TimeStamp">2016-05-08 22:51:48Z</meta:user-defined>
    <meta:user-defined meta:name="CTP_WWID" meta:value-type="string">NA</meta:user-defined>
    <meta:user-defined meta:name="TitusGUID" meta:value-type="string">e8004e90-2d7d-42dd-a3df-5d78608b21a7</meta:user-defined>
    <meta:template xlink:type="simple" xlink:actuate="onRequest" xlink:title="" xlink:href="Normal.dotm"/>
  </office:meta>
</office:document-meta>
</file>